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599" officeooo:paragraph-rsid="00055599"/>
    </style:style>
    <style:style style:name="P2" style:family="paragraph" style:parent-style-name="Standard">
      <style:text-properties fo:font-size="16pt" officeooo:rsid="00055599" officeooo:paragraph-rsid="00055599" style:font-size-asian="16pt" style:font-size-complex="16pt"/>
    </style:style>
    <style:style style:name="P3" style:family="paragraph" style:parent-style-name="Standard">
      <style:text-properties officeooo:rsid="00062fbe" officeooo:paragraph-rsid="00062fbe"/>
    </style:style>
    <style:style style:name="P4" style:family="paragraph" style:parent-style-name="Table_20_Contents">
      <style:text-properties officeooo:rsid="00062fbe" officeooo:paragraph-rsid="00062f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umber of comparisons for binary and linear search-</text:p>
      <text:p text:style-name="P1"/>
      <text:p text:style-name="P3">Name: Jatin Yadav</text:p>
      <text:p text:style-name="P3">Roll No: 7226</text:p>
      <text:p text:style-name="P3">Class: SE COMP-B</text:p>
      <text:p text:style-name="P3">Date: 24 July 2024</text:p>
      <text:p text:style-name="P3"/>
      <text:p text:style-name="P3">Array=[567, 213, 876, 432, 189, 754, 321, 978, 654, 109, 345, 892, 543, 210, 987, 426, 769, 817, 534, 203, 418, 670, 915, 123, 456, 789, 234, 589, 702, 643, 210, 765, 432, 879, 654, 321, 768, 453, 385, 679, 987, 654, 234, 567, 890, 643, 576, 834, 498, 715, 963, 271, 853, 629, 384, 510, 627, 894, 345, 672, 819, 203, 789, 432, 185, 760, 928, 517, 641, 895, 327, 864, 519, 274, 386, 972, 543, 201, 768, 532, 907, 874, 263, 754, 326, 591]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Search key</text:p>
          </table:table-cell>
          <table:table-cell table:style-name="Table1.A1" office:value-type="string">
            <text:p text:style-name="P4">Comp. In linear search</text:p>
          </table:table-cell>
          <table:table-cell table:style-name="Table1.A1" office:value-type="string">
            <text:p text:style-name="P4">Comp. In binary search</text:p>
          </table:table-cell>
          <table:table-cell table:style-name="Table1.D1" office:value-type="string">
            <text:p text:style-name="P4">Comp. In fib. search</text:p>
          </table:table-cell>
        </table:table-row>
        <table:table-row>
          <table:table-cell table:style-name="Table1.A2" office:value-type="string">
            <text:p text:style-name="P4">210</text:p>
          </table:table-cell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817</text:p>
          </table:table-cell>
          <table:table-cell table:style-name="Table1.A2" office:value-type="string">
            <text:p text:style-name="P4">66</text:p>
          </table:table-cell>
          <table:table-cell table:style-name="Table1.A2" office:value-type="string">
            <text:p text:style-name="P4">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234</text:p>
          </table:table-cell>
          <table:table-cell table:style-name="Table1.A2" office:value-type="string">
            <text:p text:style-name="P4">86 (not found)</text:p>
          </table:table-cell>
          <table:table-cell table:style-name="Table1.A2" office:value-type="string">
            <text:p text:style-name="P4">7(not found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907</text:p>
          </table:table-cell>
          <table:table-cell table:style-name="Table1.A2" office:value-type="string">
            <text:p text:style-name="P4">78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32</text:p>
          </table:table-cell>
          <table:table-cell table:style-name="Table1.A2" office:value-type="string">
            <text:p text:style-name="P4">35</text:p>
          </table:table-cell>
          <table:table-cell table:style-name="Table1.A2" office:value-type="string">
            <text:p text:style-name="P4">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01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3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60</text:p>
          </table:table-cell>
          <table:table-cell table:style-name="Table1.A2" office:value-type="string">
            <text:p text:style-name="P4">59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10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45</text:p>
          </table:table-cell>
          <table:table-cell table:style-name="Table1.A2" office:value-type="string">
            <text:p text:style-name="P4">19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270</text:p>
          </table:table-cell>
          <table:table-cell table:style-name="Table1.A2" office:value-type="string">
            <text:p text:style-name="P4">86(not found)</text:p>
          </table:table-cell>
          <table:table-cell table:style-name="Table1.A2" office:value-type="string">
            <text:p text:style-name="P4">7(not found)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4T14:24:17.086954410</meta:creation-date>
    <dc:date>2024-07-24T14:43:18.386982037</dc:date>
    <meta:editing-duration>PT8M51S</meta:editing-duration>
    <meta:editing-cycles>1</meta:editing-cycles>
    <meta:document-statistic meta:table-count="1" meta:image-count="0" meta:object-count="0" meta:page-count="1" meta:paragraph-count="40" meta:word-count="156" meta:character-count="730" meta:non-whitespace-character-count="614"/>
    <meta:generator>LibreOffice/6.0.7.3$Linux_X86_64 LibreOffice_project/00m0$Build-3</meta:generator>
  </office:meta>
</office:document-meta>
</file>